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6000000A927BDCBB1BAF3753B.png" manifest:media-type="image/png"/>
  <manifest:file-entry manifest:full-path="Pictures/1000000100000376000002200F3C297B7BF6A1CD.png" manifest:media-type="image/png"/>
  <manifest:file-entry manifest:full-path="Pictures/100000010000037600000070F36F6E6E1DBD690F.png" manifest:media-type="image/png"/>
  <manifest:file-entry manifest:full-path="Pictures/1000000100000376000000EFA79B703D2A4A1FB5.png" manifest:media-type="image/png"/>
  <manifest:file-entry manifest:full-path="Pictures/1000000100000376000000A8F3E89CFACFE578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cm" svg:y="0.418cm" svg:width="17cm" svg:height="3.223cm" draw:z-index="0"><draw:image xlink:href="Pictures/1000000100000376000000A8F3E89CFACFE578B0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x="0cm" svg:y="0.206cm" svg:width="17cm" svg:height="2.148cm" draw:z-index="1"><draw:image xlink:href="Pictures/100000010000037600000070F36F6E6E1DBD690F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x="0cm" svg:y="0.233cm" svg:width="17cm" svg:height="10.437cm" draw:z-index="2"><draw:image xlink:href="Pictures/1000000100000376000002200F3C297B7BF6A1CD.png" xlink:type="simple" xlink:show="embed" xlink:actuate="onLoad" draw:mime-type="image/png"/></draw:frame></text:p>
      <text:p text:style-name="Standard"><draw:frame draw:style-name="fr2" draw:name="Image4" text:anchor-type="char" svg:x="0cm" svg:y="0.445cm" svg:width="17cm" svg:height="4.584cm" draw:z-index="3"><draw:image xlink:href="Pictures/1000000100000376000000EFA79B703D2A4A1FB5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5" text:anchor-type="char" svg:width="17cm" svg:height="3.242cm" draw:z-index="4"><draw:image xlink:href="Pictures/1000000100000376000000A927BDCBB1BAF375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4:11:43.923490568</meta:creation-date>
    <dc:date>2024-08-30T14:14:10.053904048</dc:date>
    <meta:editing-duration>PT2M26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